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1fa377" officeooo:paragraph-rsid="021fa377"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8da05" officeooo:paragraph-rsid="0238da05"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3b0a93" officeooo:paragraph-rsid="023b0a93"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1410fd" officeooo:paragraph-rsid="0234d4f4"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0ebc22" officeooo:paragraph-rsid="020ebc22"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1410fd" officeooo:paragraph-rsid="02354c0d" style:font-size-asian="12pt" style:font-size-complex="12pt"/>
    </style:style>
    <style:style style:name="P31" style:family="paragraph" style:parent-style-name="Footer">
      <style:text-properties fo:font-size="2pt" style:font-size-asian="1.75pt" style:font-size-complex="2pt"/>
    </style:style>
    <style:style style:name="P3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3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6"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7"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8"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7"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8"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2" style:family="paragraph" style:parent-style-name="Standard">
      <style:paragraph-properties fo:line-height="150%"/>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53"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4"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5"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6" style:family="paragraph" style:parent-style-name="Standard">
      <style:paragraph-properties fo:line-height="200%" fo:text-align="center" style:justify-single-word="false"/>
      <style:text-properties fo:letter-spacing="0.035cm" officeooo:rsid="0017e0f6" officeooo:paragraph-rsid="0066a7cb"/>
    </style:style>
    <style:style style:name="P57"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8"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9"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3"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348574" style:font-size-asian="14pt" style:font-style-asian="normal" style:font-weight-asian="normal" style:font-size-complex="14pt" style:font-style-complex="normal" style:font-weight-complex="normal"/>
    </style:style>
    <style:style style:name="P65" style:family="paragraph" style:parent-style-name="Standard" style:list-style-name="L1">
      <style:paragraph-properties fo:line-height="115%"/>
      <style:text-properties style:use-window-font-color="true" style:font-name="FreeSans" fo:font-size="14pt" fo:letter-spacing="0.035cm" fo:font-weight="normal" officeooo:rsid="023a2787" officeooo:paragraph-rsid="023a2787" style:font-size-asian="14pt" style:font-weight-asian="normal" style:font-size-complex="14pt" style:font-weight-complex="normal"/>
    </style:style>
    <style:style style:name="P66"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6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9"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0"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1"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2" style:family="paragraph">
      <loext:graphic-properties draw:fill-color="#2c3756"/>
    </style:style>
    <style:style style:name="P7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234d4f4"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22a252b"/>
    </style:style>
    <style:style style:name="T47" style:family="text">
      <style:text-properties officeooo:rsid="022d8ae3"/>
    </style:style>
    <style:style style:name="T48" style:family="text">
      <style:text-properties officeooo:rsid="0234d4f4"/>
    </style:style>
    <style:style style:name="T49" style:family="text">
      <style:text-properties fo:text-shadow="1pt 1pt" fo:font-weight="bold" style:font-weight-asian="bold" style:font-weight-complex="bold"/>
    </style:style>
    <style:style style:name="T50" style:family="text">
      <style:text-properties fo:text-shadow="1pt 1pt" fo:font-weight="bold" officeooo:rsid="017211d8" style:font-weight-asian="bold" style:font-weight-complex="bold"/>
    </style:style>
    <style:style style:name="T51" style:family="text">
      <style:text-properties officeooo:rsid="02354c0d"/>
    </style:style>
    <style:style style:name="T52" style:family="text">
      <style:text-properties officeooo:rsid="023802cb"/>
    </style:style>
    <style:style style:name="T53" style:family="text">
      <style:text-properties officeooo:rsid="0238ff03"/>
    </style:style>
    <style:style style:name="T54" style:family="text">
      <style:text-properties officeooo:rsid="023a2787"/>
    </style:style>
    <style:style style:name="T5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4">Plan de iteración</text:p>
      <text:p text:style-name="P55"><text:span text:style-name="T32">Fase de </text:span><text:span text:style-name="T33">construcción</text:span><text:span text:style-name="T32">:</text:span><text:span text:style-name="T30"> ITERACIÓN N.º </text:span><text:span text:style-name="T31">9</text:span></text:p>
      <text:p text:style-name="P56"><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3"><text:span text:style-name="T4">Proyecto </text:span><text:span text:style-name="T7">Colibrí</text:span></text:p>
      <text:p text:style-name="P32"/>
      <text:p text:style-name="P35">Asignatura</text:p>
      <text:p text:style-name="P32">Laboratorio de desarrollo de software</text:p>
      <text:p text:style-name="P32"/>
      <text:p text:style-name="P32"><text:span text:style-name="T49">Autor</text:span><text:span text:style-name="T50">es</text:span></text:p>
      <text:p text:style-name="P34">Cinthia Lima</text:p>
      <text:p text:style-name="P32"/>
      <text:p text:style-name="P35">Fecha de redacción</text:p>
      <text:p text:style-name="P32"><text:span text:style-name="T48">27/03</text:span>/<text:span text:style-name="T5">2020</text:span></text:p>
      <text:p text:style-name="P57"><draw:custom-shape text:anchor-type="paragraph" draw:z-index="1" draw:name="Shape1" draw:style-name="gr2" draw:text-style-name="P7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5" svg:width="6.501cm" svg:height="18.5cm" svg:x="0.499cm" svg:y="0.75cm"><draw:text-box><text:p text:style-name="P74"><text:span text:style-name="T5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8"><text:span text:style-name="T42">Plan de </text:span><text:span text:style-name="T43">i</text:span><text:span text:style-name="T42">teración</text:span></text:p>
      <text:p text:style-name="P33"/>
      <text:p text:style-name="P41">Resumen</text:p>
      <text:p text:style-name="P61">El presente plan de iteración se divide en tres partes: en la primera parte del mismo se hace una introducción al documento, especificando su alcance y su propósito.</text:p>
      <text:p text:style-name="P6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1"/>
      <text:p text:style-name="P38">Alcance</text:p>
      <text:p text:style-name="P47">En esta <text:span text:style-name="T44">iteración</text:span> se <text:span text:style-name="T35">generarán</text:span> los <text:span text:style-name="T28">siguientes entregables</text:span>:</text:p>
      <text:list xml:id="list2321647740" text:style-name="L1">
        <text:list-item>
          <text:p text:style-name="P65">A definir.</text:p>
        </text:list-item>
      </text:list>
      <text:p text:style-name="P48"/>
      <text:p text:style-name="P39">Propósito</text:p>
      <text:p text:style-name="P36">Mediante este documento se buscan especificar las actividades que se van a desarrollar durante la iteración en curso.</text:p>
      <text:p text:style-name="P36">Este documento será utilizado por el grupo de desarrollo para guiarse a través de la iteración antes mencionada.</text:p>
      <text:p text:style-name="P46"/>
      <text:p text:style-name="P4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4">i</text:span>nicio </text:p>
          </table:table-cell>
          <table:table-cell table:style-name="Tabla1.A1" office:value-type="string">
            <text:p text:style-name="P16">Fecha de <text:span text:style-name="T37">finalización</text:span></text:p>
          </table:table-cell>
          <table:table-cell table:style-name="Tabla1.A1" office:value-type="string">
            <text:p text:style-name="P18">Fecha de <text:span text:style-name="T38">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5"><text:span text:style-name="T48">Continuar</text:span> con la implementación del CU02 (Completar y enviar un formulario) <text:span text:style-name="T53">para </text:span>la aplicación móvil. <text:span text:style-name="T53">Experimentar las implementaciones alternativas propuestas en la iteración anterior para la generación de campos</text:span></text:p>
          </table:table-cell>
          <table:table-cell table:style-name="Tabla1.B2" office:value-type="string">
            <text:p text:style-name="P12">30/03/2020</text:p>
          </table:table-cell>
          <table:table-cell table:style-name="Tabla1.C2" office:value-type="string">
            <text:p text:style-name="P11"/>
          </table:table-cell>
          <table:table-cell table:style-name="Tabla1.D2" office:value-type="string">
            <text:p text:style-name="P29"><text:span text:style-name="T51">05</text:span>/0<text:span text:style-name="T51">4</text:span>/2020</text:p>
          </table:table-cell>
          <table:table-cell table:style-name="Tabla1.E2" office:value-type="string">
            <text:p text:style-name="P29">Ariel Machini y Cinthia Lima</text:p>
          </table:table-cell>
        </table:table-row>
        <table:table-row table:style-name="Tabla1.2">
          <table:table-cell table:style-name="Tabla1.A2" office:value-type="string">
            <text:p text:style-name="P26"><text:span text:style-name="T54">Modificar l</text:span>a implementación del CU02 (Completar y enviar un <text:soft-page-break/>formulario) <text:span text:style-name="T54">para </text:span>la aplicación <text:span text:style-name="T54">web para que se adapte a los nuevos requerimientos del clientes (las respuestas deben guardarse en la base de datos)</text:span></text:p>
          </table:table-cell>
          <table:table-cell table:style-name="Tabla1.B3" office:value-type="string">
            <text:p text:style-name="P13">30/03/2020</text:p>
          </table:table-cell>
          <table:table-cell table:style-name="Tabla1.C3" office:value-type="string">
            <text:p text:style-name="P10"/>
          </table:table-cell>
          <table:table-cell table:style-name="Tabla1.D3" office:value-type="string">
            <text:p text:style-name="P30"><text:span text:style-name="T51">05</text:span>/0<text:span text:style-name="T51">4</text:span>/2020</text:p>
          </table:table-cell>
          <table:table-cell table:style-name="Tabla1.E3" office:value-type="string">
            <text:p text:style-name="P28">Ariel Machini</text:p>
          </table:table-cell>
        </table:table-row>
        <table:table-row table:style-name="Tabla1.2">
          <table:table-cell table:style-name="Tabla1.A2" office:value-type="string">
            <text:p text:style-name="P24">Evaluación del plan de iteración</text:p>
          </table:table-cell>
          <table:table-cell table:style-name="Tabla1.B4" office:value-type="string">
            <text:p text:style-name="P11"/>
          </table:table-cell>
          <table:table-cell table:style-name="Tabla1.C4" office:value-type="string">
            <text:p text:style-name="P11"/>
          </table:table-cell>
          <table:table-cell table:style-name="Tabla1.D4" office:value-type="string">
            <text:p text:style-name="P30"><text:span text:style-name="T51">05</text:span>/0<text:span text:style-name="T51">4</text:span>/2020</text:p>
          </table:table-cell>
          <table:table-cell table:style-name="Tabla1.E4" office:value-type="string">
            <text:p text:style-name="P27">Ariel Machini y Cinthia Lima</text:p>
          </table:table-cell>
        </table:table-row>
        <table:table-row table:style-name="Tabla1.2">
          <table:table-cell table:style-name="Tabla1.A5"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1"><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2"><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3"><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7"/>
      <text:p text:style-name="P40">Re<text:span text:style-name="T8">cursos</text:span></text:p>
      <text:p text:style-name="P62">Humanos:</text:p>
      <text:list xml:id="list2732330284" text:style-name="L2">
        <text:list-item>
          <text:p text:style-name="P70"><text:span text:style-name="T36">Dos</text:span> analistas:</text:p>
          <text:list>
            <text:list-item>
              <text:p text:style-name="P71">Lima, Cinthia.</text:p>
            </text:list-item>
            <text:list-item>
              <text:p text:style-name="P71">Machini, Ariel.</text:p>
            </text:list-item>
          </text:list>
        </text:list-item>
      </text:list>
      <text:p text:style-name="P59"/>
      <text:p text:style-name="P62">Ha<text:span text:style-name="T9">r</text:span>dware:</text:p>
      <text:list xml:id="list915861697" text:style-name="L3">
        <text:list-item>
          <text:p text:style-name="P67">Notebook Lenovo Legion Y720.</text:p>
        </text:list-item>
        <text:list-item>
          <text:p text:style-name="P67">Notebook Banghó MAX G01.</text:p>
        </text:list-item>
      </text:list>
      <text:p text:style-name="P9"/>
      <text:p text:style-name="P8"><text:span text:style-name="T11">M</text:span><text:span text:style-name="T10">isceláneo:</text:span></text:p>
      <text:list xml:id="list1067423485" text:style-name="L4">
        <text:list-item>
          <text:p text:style-name="P68"><text:span text:style-name="T34">Acceso a </text:span>Internet.</text:p>
        </text:list-item>
        <text:list-item>
          <text:p text:style-name="P69">Repositorio <text:span text:style-name="T34">(</text:span>en GitHub<text:span text:style-name="T34">)</text:span>.</text:p>
        </text:list-item>
      </text:list>
      <text:p text:style-name="P60"/>
      <text:p text:style-name="P45">Objetivos alcanzados</text:p>
      <text:p text:style-name="P49">De las <text:span text:style-name="T52">X (0) </text:span>tareas definidas se pudieron ejecutar y termina<text:span text:style-name="T41">r Y (0) </text:span>con éxito:</text:p>
      <text:list xml:id="list336579038" text:style-name="L5">
        <text:list-item>
          <text:p text:style-name="P66">A definir.</text:p>
        </text:list-item>
      </text:list>
      <text:p text:style-name="P51"/>
      <text:p text:style-name="P42"><text:soft-page-break/>Conclusión</text:p>
      <text:p text:style-name="P52">A definir.</text:p>
      <text:p text:style-name="P50"/>
      <text:p text:style-name="P43">Estado del repositorio</text:p>
      <text:p text:style-name="P63"><text:span text:style-name="T6">Versión </text:span><text:span text:style-name="T29">inicial</text:span><text:span text:style-name="T6"> – </text:span><text:span text:style-name="T29">final</text:span><text:span text:style-name="T6">:</text:span> <text:span text:style-name="T45">262</text:span> – ?</text:p>
      <text:p text:style-name="P63"/>
      <text:p text:style-name="P44">Estado del repositorio <text:span text:style-name="T46">(aplicación móvil)</text:span></text:p>
      <text:p text:style-name="P64"><text:span text:style-name="T6">Versión </text:span><text:span text:style-name="T29">inicial</text:span><text:span text:style-name="T6"> – </text:span><text:span text:style-name="T29">final</text:span><text:span text:style-name="T6">:</text:span> <text:span text:style-name="T47">9</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2</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3-30T16:42:53.071606088</dc:date>
    <meta:editing-duration>P1DT17H43M29S</meta:editing-duration>
    <meta:editing-cycles>442</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72" meta:word-count="441" meta:character-count="2732" meta:non-whitespace-character-count="2361"/>
  </office:meta>
</office:document-meta>
</file>